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5-07T14:14:56.89" text:fixed="true">02:14 PM</text:time></text:p>
      <text:p text:style-name="Standard">Civil Rights movement</text:p>
      <text:p text:style-name="Standard">(<text:time style:data-style-name="N42" text:time-value="2018-05-07T14:30:14.86" text:fixed="true">02:30 PM</text:time> notes)</text:p>
      <text:p text:style-name="Standard">Federal government needs to fix segregation, local isn't able to.</text:p>
      <text:p text:style-name="Standard">Governor George Wallace, Democrat, Alabama</text:p>
      <text:p text:style-name="Standard">Governor Wallace speech in 1963.</text:p>
      <text:p text:style-name="Standard"/>
      <text:p text:style-name="Standard"/>
      <text:p text:style-name="Standard">Lyndon Johnson and Civil Rights</text:p>
      <text:p text:style-name="Standard">Before Johnson was Kennedy's vice president, he was the candidate for the democratic party.</text:p>
      <text:p text:style-name="Standard">Johnson Signs the Civil Rights Act in July 1964.</text:p>
      <text:p text:style-name="Standard">Filibustered for 3 months.</text:p>
      <text:p text:style-name="Standard">Banned discrimination in private accommodations opened to the public.(might have heard that wrong)</text:p>
      <text:p text:style-name="Standard">Protects rights of religious minorities, women.</text:p>
      <text:p text:style-name="Standard">Dismantles entire system of Jim Crow.</text:p>
      <text:p text:style-name="Standard">Any place that is open to the public must provide equal treatment to all peop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5/07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5-07T14:07:48.03</meta:creation-date>
    <meta:generator>OpenOffice/4.1.3$Win32 OpenOffice.org_project/413m1$Build-9783</meta:generator>
    <dc:date>2018-05-10T13:33:51.21</dc:date>
    <dc:creator>Timothy Cayer</dc:creator>
    <meta:editing-duration>PT50M23S</meta:editing-duration>
    <meta:editing-cycles>13</meta:editing-cycles>
    <meta:document-statistic meta:table-count="0" meta:image-count="0" meta:object-count="0" meta:page-count="1" meta:paragraph-count="15" meta:word-count="104" meta:character-count="671"/>
  </office:meta>
</office:document-meta>
</file>